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="none"/>
    </style:style>
    <style:style style:name="P1" style:family="paragraph" style:parent-style-name="Header">
      <style:paragraph-properties fo:line-height="115%"/>
      <style:text-properties officeooo:rsid="00034536" officeooo:paragraph-rsid="00034536"/>
    </style:style>
    <style:style style:name="P2" style:family="paragraph" style:parent-style-name="Horizontal_20_Line">
      <style:paragraph-properties fo:margin-top="0.101cm" fo:margin-bottom="0.499cm" style:contextual-spacing="false" fo:line-height="115%"/>
      <style:text-properties style:font-name="DejaVu Serif" fo:font-size="12pt" style:font-size-asian="12pt" style:font-size-complex="12pt"/>
    </style:style>
    <style:style style:name="P3" style:family="paragraph" style:parent-style-name="Horizontal_20_Line">
      <style:text-properties style:font-name="DejaVu Serif" fo:font-size="16pt" officeooo:rsid="00034536" officeooo:paragraph-rsid="00034536" style:font-size-asian="16pt" style:font-size-complex="16pt"/>
    </style:style>
    <style:style style:name="P4" style:family="paragraph" style:parent-style-name="Table_20_Contents" style:list-style-name="L1">
      <style:paragraph-properties fo:text-align="start" style:justify-single-word="false"/>
      <style:text-properties style:font-name="DejaVu Serif" fo:font-size="12pt" officeooo:rsid="00034536" officeooo:paragraph-rsid="00034536" style:font-size-asian="12pt" style:font-size-complex="12pt"/>
    </style:style>
    <style:style style:name="P5" style:family="paragraph" style:parent-style-name="Table_20_Contents" style:list-style-name="L1">
      <loext:graphic-properties draw:fill-gradient-name="gradient" draw:fill-hatch-name="hatch"/>
      <style:paragraph-properties fo:text-align="start" style:justify-single-word="false">
        <style:tab-stops/>
      </style:paragraph-properties>
      <style:text-properties style:font-name="DejaVu Serif" fo:font-size="12pt" officeooo:rsid="00034536" officeooo:paragraph-rsid="00034536" style:font-size-asian="12pt" style:font-size-complex="12pt"/>
    </style:style>
    <style:style style:name="P6" style:family="paragraph" style:parent-style-name="Table_20_Contents" style:list-style-name="L1">
      <style:paragraph-properties fo:text-align="start" style:justify-single-word="false"/>
      <style:text-properties style:font-name="DejaVu Serif" fo:font-size="12pt" officeooo:rsid="00034536" officeooo:paragraph-rsid="00034536" style:font-size-asian="10.5pt" style:font-size-complex="12pt"/>
    </style:style>
    <style:style style:name="P7" style:family="paragraph" style:parent-style-name="Text_20_body" style:list-style-name="L2">
      <loext:graphic-properties draw:fill-gradient-name="gradient" draw:fill-hatch-name="hatch"/>
      <style:paragraph-properties fo:margin-top="0cm" fo:margin-bottom="0.25cm" style:contextual-spacing="false" fo:text-align="start" style:justify-single-word="false">
        <style:tab-stops>
          <style:tab-stop style:position="16.73cm" style:type="center"/>
        </style:tab-stops>
      </style:paragraph-properties>
      <style:text-properties style:font-name="DejaVu Serif" fo:font-size="14pt" officeooo:rsid="00034536" officeooo:paragraph-rsid="00034536" style:font-size-asian="14pt" style:font-size-complex="14pt"/>
    </style:style>
    <style:style style:name="P8" style:family="paragraph" style:parent-style-name="Text_20_body" style:list-style-name="L2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16.73cm" style:type="center"/>
        </style:tab-stops>
      </style:paragraph-properties>
      <style:text-properties style:font-name="DejaVu Serif" fo:font-size="14pt" officeooo:rsid="00034536" officeooo:paragraph-rsid="00034536" style:font-size-asian="14pt" style:font-size-complex="14pt"/>
    </style:style>
    <style:style style:name="P9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cm" fo:margin-right="0cm" fo:margin-top="0cm" fo:margin-bottom="0.15cm" style:contextual-spacing="false" fo:line-height="115%" fo:text-align="start" style:justify-single-word="false" fo:text-indent="0cm" style:auto-text-indent="false" style:page-number="auto" fo:break-after="column" fo:background-color="transparent">
        <style:tab-stops>
          <style:tab-stop style:position="16.73cm" style:type="center"/>
        </style:tab-stops>
      </style:paragraph-properties>
      <style:text-properties style:font-name="DejaVu Serif" fo:font-size="14pt" officeooo:rsid="00034536" officeooo:paragraph-rsid="00034536" style:font-size-asian="14pt" style:font-size-complex="14pt"/>
    </style:style>
    <style:style style:name="P10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4pt" fo:font-weight="bold" officeooo:rsid="00034536" officeooo:paragraph-rsid="00034536" style:font-size-asian="12.25pt" style:font-weight-asian="bold" style:font-size-complex="14pt" style:font-weight-complex="bold"/>
    </style:style>
    <style:style style:name="P11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cm" fo:margin-right="0cm" fo:margin-top="0cm" fo:margin-bottom="0.349cm" style:contextual-spacing="false" fo:line-height="115%" fo:text-align="start" style:justify-single-word="false" fo:text-indent="0cm" style:auto-text-indent="false" style:page-number="auto" fo:break-after="column" fo:background-color="transparent">
        <style:tab-stops>
          <style:tab-stop style:position="16.73cm" style:type="center"/>
        </style:tab-stops>
      </style:paragraph-properties>
      <style:text-properties style:font-name="DejaVu Serif" fo:font-size="14pt" fo:font-style="normal" officeooo:rsid="00034536" officeooo:paragraph-rsid="00034536" style:font-size-asian="14pt" style:font-style-asian="normal" style:font-size-complex="14pt" style:font-style-complex="normal"/>
    </style:style>
    <style:style style:name="P12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4pt" fo:font-style="normal" fo:font-weight="bold" officeooo:rsid="00034536" officeooo:paragraph-rsid="00034536" style:font-size-asian="12.25pt" style:font-style-asian="normal" style:font-weight-asian="bold" style:font-size-complex="14pt" style:font-style-complex="normal" style:font-weight-complex="bold"/>
    </style:style>
    <style:style style:name="P13" style:family="paragraph" style:parent-style-name="Text_20_body" style:list-style-name="L7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officeooo:rsid="00034536" officeooo:paragraph-rsid="00034536" style:font-size-asian="12pt" style:font-size-complex="12pt"/>
    </style:style>
    <style:style style:name="P14" style:family="paragraph" style:parent-style-name="Text_20_body" style:list-style-name="L2" style:master-page-name="">
      <loext:graphic-properties draw:fill="none" draw:fill-gradient-name="gradient" draw:fill-hatch-name="hatch"/>
      <style:paragraph-properties fo:margin-left="0cm" fo:margin-right="0cm" fo:margin-top="0cm" fo:margin-bottom="0.25cm" style:contextual-spacing="false" fo:line-height="115%" fo:text-align="start" style:justify-single-word="false" fo:text-indent="-0.64cm" style:auto-text-indent="false" style:page-number="auto" fo:break-after="column" fo:background-color="transparent">
        <style:tab-stops>
          <style:tab-stop style:position="16.73cm" style:type="center"/>
        </style:tab-stops>
      </style:paragraph-properties>
      <style:text-properties style:font-name="DejaVu Serif" fo:font-size="12pt" fo:font-style="normal" officeooo:rsid="00034536" officeooo:paragraph-rsid="00034536" style:font-size-asian="12pt" style:font-style-asian="normal" style:font-size-complex="12pt" style:font-style-complex="normal"/>
    </style:style>
    <style:style style:name="P15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loext:graphic-properties draw:fill-gradient-name="gradient" draw:fill-hatch-name="hatch"/>
      <style:paragraph-properties fo:margin-top="0cm" fo:margin-bottom="0.2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ext_20_body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 style:list-style-name="L5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 style:list-style-name="L6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 style:list-style-name="L8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 style:list-style-name="L9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 style:list-style-name="L10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Text_20_body">
      <loext:graphic-properties draw:fill-gradient-name="gradient" draw:fill-hatch-name="hatch"/>
      <style:paragraph-properties fo:margin-top="0cm" fo:margin-bottom="0.2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 style:list-style-name="L7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DejaVu Serif" fo:font-size="12pt" fo:font-style="normal" fo:font-weight="normal" officeooo:rsid="00034536" officeooo:paragraph-rsid="00034536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loext:graphic-properties draw:fill-gradient-name="gradient" draw:fill-hatch-name="hatch"/>
      <style:paragraph-properties fo:margin-top="0cm" fo:margin-bottom="0.2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4536"/>
    </style:style>
    <style:style style:name="P27" style:family="paragraph" style:parent-style-name="Text_20_body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4536"/>
    </style:style>
    <style:style style:name="P28" style:family="paragraph" style:parent-style-name="Text_20_body" style:list-style-name="L4">
      <loext:graphic-properties draw:fill-gradient-name="gradient" draw:fill-hatch-name="hatch"/>
      <style:paragraph-properties fo:margin-top="0cm" fo:margin-bottom="0.15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034536"/>
    </style:style>
    <style:style style:name="P29" style:family="paragraph" style:parent-style-name="Text_20_body">
      <loext:graphic-properties draw:fill-gradient-name="gradient" draw:fill-hatch-name="hatch"/>
      <style:paragraph-properties fo:margin-top="0cm" fo:margin-bottom="0.349cm" style:contextual-spacing="false" fo:text-align="start" style:justify-single-word="false">
        <style:tab-stops>
          <style:tab-stop style:position="8.5cm" style:type="center"/>
          <style:tab-stop style:position="17cm" style:type="right"/>
        </style:tab-stops>
      </style:paragraph-properties>
      <style:text-properties fo:font-style="normal" officeooo:paragraph-rsid="00034536" style:font-style-asian="normal" style:font-style-complex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weight="normal" officeooo:rsid="00034536" style:font-size-asian="16pt" style:font-weight-asian="normal" style:font-size-complex="16pt" style:font-weight-complex="normal"/>
    </style:style>
    <style:style style:name="T3" style:family="text">
      <style:text-properties style:font-name="DejaVu Serif" fo:font-size="16pt" style:font-size-asian="16pt" style:font-size-complex="16pt"/>
    </style:style>
    <style:style style:name="T4" style:family="text">
      <style:text-properties style:font-name="DejaVu Serif" fo:font-size="14pt" fo:font-style="normal" fo:font-weight="bold" officeooo:rsid="00034536" style:font-size-asian="12.25pt" style:font-style-asian="normal" style:font-weight-asian="bold" style:font-size-complex="14pt" style:font-style-complex="normal" style:font-weight-complex="bold"/>
    </style:style>
    <style:style style:name="T5" style:family="text">
      <style:text-properties style:font-name="DejaVu Serif" fo:font-size="14pt" fo:font-weight="normal" officeooo:rsid="00034536" style:font-size-asian="12.25pt" style:font-weight-asian="normal" style:font-size-complex="14pt" style:font-weight-complex="normal"/>
    </style:style>
    <style:style style:name="T6" style:family="text">
      <style:text-properties style:font-name="DejaVu Serif" fo:font-size="12pt" fo:font-style="normal" fo:font-weight="normal" officeooo:rsid="00034536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DejaVu Serif" fo:font-size="12pt" style:font-size-asian="12pt" style:font-size-complex="12pt"/>
    </style:style>
    <style:style style:name="T8" style:family="text">
      <style:text-properties fo:font-size="12pt" style:font-size-asian="12pt" style:font-size-complex="12pt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style:text-underline-style="none" style:font-style-asian="normal" style:font-style-complex="normal"/>
    </style:style>
    <style:style style:name="T1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text-underline-style="none"/>
    </style:style>
    <style:style style:name="T13" style:family="text">
      <style:text-properties style:text-underline-style="none" fo:font-weight="normal" style:font-weight-asian="normal" style:font-weight-complex="normal"/>
    </style:style>
    <style:style style:name="T14" style:family="text">
      <style:text-properties style:font-size-asian="12pt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line-break/><text:span text:style-name="T2">Education</text:span></text:p>
      <text:p text:style-name="P12">Moscow<text:tab/>Engineering School №1580<text:tab/><text:span text:style-name="T12">2017 – 2022</text:span></text:p>
      <text:p text:style-name="P29"><text:span text:style-name="T5">High School – Physics and Mathematics profile<text:tab/>Grade: 5.0 / 5.0</text:span></text:p>
      <text:p text:style-name="P26"><text:span text:style-name="T6">Russian State Exam scores:</text:span></text:p>
      <text:list text:style-name="L4">
        <text:list-item>
          <text:p text:style-name="P28"><text:span text:style-name="T6">Mathematics<text:tab/><text:tab/>82 / 100</text:span></text:p>
        </text:list-item>
        <text:list-item>
          <text:p text:style-name="P28"><text:span text:style-name="T6">Informatics and ICT<text:tab/><text:tab/>92 / 100</text:span></text:p>
        </text:list-item>
        <text:list-item>
          <text:p text:style-name="P28"><text:span text:style-name="T6">English<text:tab/><text:tab/>99 / 100<text:line-break/></text:span></text:p>
        </text:list-item>
      </text:list>
      <text:p text:style-name="P27"><text:span text:style-name="T4"/></text:p>
      <text:p text:style-name="P10">St Andrews, UK<text:tab/>University of St Andrews<text:tab/><text:span text:style-name="T12">2022 – 2026</text:span></text:p>
      <text:list xml:id="list2034931820" text:style-name="L2">
        <text:list-header>
          <text:p text:style-name="P11"><text:span text:style-name="T13">International Year One – Science</text:span><text:tab/>2022-2023</text:p>
          <text:p text:style-name="P14">Modules taken:</text:p>
        </text:list-header>
        <text:list-item>
          <text:p text:style-name="P7"><text:span text:style-name="T8">CS1002 and CS1003</text:span></text:p>
          <text:list>
            <text:list-item>
              <text:p text:style-name="P8"><text:span text:style-name="T8">Fundamentals of Java programming</text:span></text:p>
            </text:list-item>
            <text:list-item>
              <text:p text:style-name="P8"><text:span text:style-name="T8">Object-Oriented Programming</text:span></text:p>
            </text:list-item>
            <text:list-item>
              <text:p text:style-name="P8"><text:span text:style-name="T8">Basic Data Structures</text:span></text:p>
            </text:list-item>
            <text:list-item>
              <text:p text:style-name="P8"><text:span text:style-name="T8">XML and JSON data formats</text:span></text:p>
            </text:list-item>
            <text:list-item>
              <text:p text:style-name="P8"><text:span text:style-name="T8">I/O and Streams</text:span></text:p>
            </text:list-item>
            <text:list-item>
              <text:p text:style-name="P8"><text:span text:style-name="T8">HTTP requests</text:span></text:p>
            </text:list-item>
            <text:list-item>
              <text:p text:style-name="P8"><text:span text:style-name="T8">SQL and Relational databases</text:span></text:p>
            </text:list-item>
            <text:list-item>
              <text:p text:style-name="P8"><text:span text:style-name="T8">NoSQL databases, Neo4j and MongoDB</text:span></text:p>
            </text:list-item>
            <text:list-item>
              <text:p text:style-name="P8"><text:span text:style-name="T8">Basics of distributed computing, Apache Spark</text:span></text:p>
            </text:list-item>
            <text:list-item>
              <text:p text:style-name="P8"><text:span text:style-name="T8">The UNIX Command Line</text:span></text:p>
            </text:list-item>
          </text:list>
        </text:list-item>
        <text:list-item>
          <text:p text:style-name="P7"><text:span text:style-name="T8">Math A and Math B</text:span></text:p>
          <text:list>
            <text:list-item>
              <text:p text:style-name="P8"><text:span text:style-name="T8">Basics of linear algebra</text:span></text:p>
            </text:list-item>
            <text:list-item>
              <text:p text:style-name="P8"><text:span text:style-name="T8">Calculus<text:line-break/></text:span></text:p>
              <text:p text:style-name="P9"><text:span text:style-name="T10">Computer Science (BSc)</text:span><text:span text:style-name="T9"><text:tab/>2023 – 2026</text:span></text:p>
            </text:list-item>
          </text:list>
        </text:list-item>
      </text:list>
      <text:p text:style-name="P3"><text:soft-page-break/><text:line-break/>Extra-Curricular courses</text:p>
      <text:p text:style-name="P12">Moscow<text:tab/>Yandex.Lyceum<text:tab/><text:span text:style-name="T12">2019 – 2021</text:span></text:p>
      <text:p text:style-name="P15">A project-based Python programming course for high school students, hosted by the Russian tech company Yandex</text:p>
      <text:p text:style-name="P16">Skills learned:</text:p>
      <text:list xml:id="list1357385287" text:style-name="L5">
        <text:list-item>
          <text:p text:style-name="P18">Python programming</text:p>
        </text:list-item>
        <text:list-item>
          <text:p text:style-name="P18">GUI development (PyQT5)</text:p>
        </text:list-item>
        <text:list-item>
          <text:p text:style-name="P18">SQL databases and the python sqlalchemy library</text:p>
        </text:list-item>
        <text:list-item>
          <text:p text:style-name="P18">Image and sound processing</text:p>
        </text:list-item>
        <text:list-item>
          <text:p text:style-name="P18">CSV and JSON data formats</text:p>
        </text:list-item>
        <text:list-item>
          <text:p text:style-name="P18">Web page parsing</text:p>
        </text:list-item>
        <text:list-item>
          <text:p text:style-name="P18">Full stack web development with Flask + Bootstrap</text:p>
        </text:list-item>
        <text:list-item>
          <text:p text:style-name="P18">REST API</text:p>
        </text:list-item>
        <text:list-item>
          <text:p text:style-name="P18">Unit testing</text:p>
        </text:list-item>
      </text:list>
      <text:p text:style-name="P17"/>
      <text:p text:style-name="P12">Lipetsk<text:tab/>Summer CS school by the HSE<text:tab/><text:span text:style-name="T12">2021</text:span></text:p>
      <text:p text:style-name="P15">A 2-week summer computer science course organized by the Higher School of Economics that focused on algorithms, data structures and solving Leetcode-style problems in C++</text:p>
      <text:p text:style-name="P15">Skills learned:</text:p>
      <text:list xml:id="list3795349627" text:style-name="L6">
        <text:list-item>
          <text:p text:style-name="P19">C++ programming</text:p>
        </text:list-item>
        <text:list-item>
          <text:p text:style-name="P19">Data structures</text:p>
        </text:list-item>
        <text:list-item>
          <text:p text:style-name="P19">Trees and Graphs, graph theory fundamentals</text:p>
        </text:list-item>
        <text:list-item>
          <text:p text:style-name="P19">Breadth-First and Depth-First search, recursion</text:p>
        </text:list-item>
        <text:list-item>
          <text:p text:style-name="P19">Pathfinding algorithms, Djikstra’s algorithm, A*</text:p>
        </text:list-item>
        <text:list-item>
          <text:p text:style-name="P19">Minimal Spanning Trees</text:p>
        </text:list-item>
        <text:list-item>
          <text:p text:style-name="P19">Binary trees and their applications</text:p>
        </text:list-item>
        <text:list-item>
          <text:p text:style-name="P19">Time complexity and the “Big O” notation</text:p>
        </text:list-item>
        <text:list-item>
          <text:p text:style-name="P19">Fundamentals of theoretical CS, finite state machines</text:p>
        </text:list-item>
      </text:list>
      <text:p text:style-name="P17"/>
      <text:p text:style-name="P17"><text:soft-page-break/></text:p>
      <text:p text:style-name="P12">St Andrews<text:tab/>Fast Start Web Development<text:tab/><text:span text:style-name="T12">2023</text:span></text:p>
      <text:p text:style-name="P23">A 2-month course consisting of 8 lectures on web development, JavaScript and the React framework, as well as a final project</text:p>
      <text:p text:style-name="P24">Skills learned:</text:p>
      <text:list text:style-name="L7">
        <text:list-item>
          <text:p text:style-name="P25">React</text:p>
        </text:list-item>
        <text:list-item>
          <text:p text:style-name="P25">HTML, CSS, JavaScript</text:p>
        </text:list-item>
        <text:list-item>
          <text:p text:style-name="P13"><text:span text:style-name="T11">Web design, using Figma for prototyping</text:span></text:p>
        </text:list-item>
      </text:list>
      <text:p text:style-name="P3"><text:line-break/>Projects</text:p>
      <text:p text:style-name="P12">Automated greenhouse with Arduino<text:tab/><text:span text:style-name="T12">2019</text:span></text:p>
      <text:p text:style-name="P15">A team project to develop a system for automatically monitoring the climate inside a small greenhouse and manage lights, ventilation and water valves. The UI included a mobile app to manage the greenhouse remotely and a text menu on an LCD screen.</text:p>
      <text:p text:style-name="P15">As part of the team, I was responsible for designing the electronics and programming the Arduino microcontroller, as well as coordinating a team consisting of 3 of my classmates.</text:p>
      <text:p text:style-name="P15">The project won a bronze medal at the IEYI-2019 in Jakarta.</text:p>
      <text:p text:style-name="P15">Project information: <text:s/><text:a xlink:type="simple" xlink:href="https://nextcloud.gskorokhod.com/s/TzBYfea8Sp2r9e8" text:style-name="Internet_20_link" text:visited-style-name="Visited_20_Internet_20_Link"><text:tab/>https://nextcloud.gskorokhod.com/s/TzBYfea8Sp2r9e8</text:a></text:p>
      <text:p text:style-name="P16">Skills practiced:</text:p>
      <text:list xml:id="list2221786138" text:style-name="L8">
        <text:list-item>
          <text:p text:style-name="P20">Programming in a C-like language</text:p>
        </text:list-item>
        <text:list-item>
          <text:p text:style-name="P20">Hardware, electronics and microcontrollers</text:p>
        </text:list-item>
        <text:list-item>
          <text:p text:style-name="P20">Communication skills, teamwork and delivering presentations</text:p>
        </text:list-item>
      </text:list>
      <text:p text:style-name="P23"/>
      <text:p text:style-name="P12">Full Stack E-Commerce web app<text:tab/><text:span text:style-name="T12">2021</text:span></text:p>
      <text:p text:style-name="P15">A web app for a shop that allows users to register, add items to cart and place orders. It includes an administrator panel for adding/removing goods, a simple full text search system, a SQLite database and a REST API.</text:p>
      <text:p text:style-name="P15">Project information: <text:a xlink:type="simple" xlink:href="https://github.com/gskorokhod/shop-website-project" text:style-name="Internet_20_link" text:visited-style-name="Visited_20_Internet_20_Link">https://github.com/gskorokhod/shop-website-project</text:a></text:p>
      <text:p text:style-name="P16"><text:soft-page-break/>Skills practiced:</text:p>
      <text:list text:style-name="L9">
        <text:list-item>
          <text:p text:style-name="P21">Backend web development with Python</text:p>
        </text:list-item>
        <text:list-item>
          <text:p text:style-name="P21">Using the git version control system and GitHub repositories</text:p>
        </text:list-item>
        <text:list-item>
          <text:p text:style-name="P21">API development</text:p>
        </text:list-item>
        <text:list-item>
          <text:p text:style-name="P21">SQL databases</text:p>
        </text:list-item>
      </text:list>
      <text:p text:style-name="P17"/>
      <text:p text:style-name="P3"><text:line-break/>Skills</text:p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list xml:id="list1249639574" text:style-name="L1">
              <text:list-item>
                <text:p text:style-name="P5">Python <text:s text:c="3"/>(proficient)</text:p>
              </text:list-item>
              <text:list-item>
                <text:p text:style-name="P4">Java <text:s text:c="2"/>(intermediate)</text:p>
              </text:list-item>
              <text:list-item>
                <text:p text:style-name="P4">C++ <text:s text:c="7"/>(beginner)</text:p>
              </text:list-item>
              <text:list-item>
                <text:p text:style-name="P4">SQL databases</text:p>
              </text:list-item>
              <text:list-item>
                <text:p text:style-name="P4">Algorithms</text:p>
              </text:list-item>
              <text:list-item>
                <text:p text:style-name="P4">Data structures</text:p>
              </text:list-item>
              <text:list-item>
                <text:p text:style-name="P4">Networking</text:p>
              </text:list-item>
              <text:list-item>
                <text:p text:style-name="P4">Microcontrollers</text:p>
              </text:list-item>
            </text:list>
          </table:table-cell>
          <table:table-cell table:style-name="Table1.A1" office:value-type="string">
            <text:list xml:id="list15653754092315" text:continue-numbering="true" text:style-name="L1">
              <text:list-item>
                <text:p text:style-name="P6">Full Stack web development</text:p>
              </text:list-item>
              <text:list-item>
                <text:p text:style-name="P6">Basics of React.js</text:p>
              </text:list-item>
              <text:list-item>
                <text:p text:style-name="P6">Web scraping and parsers</text:p>
              </text:list-item>
              <text:list-item>
                <text:p text:style-name="P6">Experience with the UNIX command line</text:p>
              </text:list-item>
              <text:list-item>
                <text:p text:style-name="P6">Good communication skills</text:p>
              </text:list-item>
              <text:list-item>
                <text:p text:style-name="P6">Making and delivering presentations</text:p>
              </text:list-item>
            </text:list>
          </table:table-cell>
        </table:table-row>
      </table:table>
      <text:p text:style-name="P12"/>
      <text:p text:style-name="P3"><text:line-break/>Languages</text:p>
      <text:list xml:id="list184994397" text:style-name="L10">
        <text:list-item>
          <text:p text:style-name="P22">English<text:tab/>Full professional proficiency<text:tab/>IELTS 8.0 <text:s/>(C1)</text:p>
        </text:list-item>
        <text:list-item>
          <text:p text:style-name="P22">Russian<text:tab/>Native speaker<text:tab/>-</text:p>
        </text:list-item>
        <text:list-item>
          <text:p text:style-name="P22">German<text:tab/>Beginner<text:tab/>-</text:p>
        </text:list-item>
      </text:list>
      <text:p text:style-name="P17"/>
      <text:p text:style-name="P3"><text:line-break/>Contacts</text:p>
      <text:list xml:id="list15655214205322" text:continue-numbering="true" text:style-name="L10">
        <text:list-item>
          <text:p text:style-name="P22">E-Mail (University)<text:tab/><text:tab/><text:a xlink:type="simple" xlink:href="mailto:gs248@st-andrews.ac.uk" text:style-name="Internet_20_link" text:visited-style-name="Visited_20_Internet_20_Link">gs248@st-andrews.ac.uk</text:a></text:p>
        </text:list-item>
        <text:list-item>
          <text:p text:style-name="P22">E-Mail (Personal)<text:tab/><text:tab/><text:a xlink:type="simple" xlink:href="mailto:skorokhod.g@gmail.com" text:style-name="Internet_20_link" text:visited-style-name="Visited_20_Internet_20_Link">skorokhod.g@gmail.com</text:a></text:p>
        </text:list-item>
        <text:list-item>
          <text:p text:style-name="P22">Phone number<text:tab/><text:tab/><text:span text:style-name="T14">+447539497460</text:span></text:p>
        </text:list-item>
        <text:list-item>
          <text:p text:style-name="P22">LinkedIn<text:tab/> <text:s text:c="6"/><text:a xlink:type="simple" xlink:href="https://www.linkedin.com/in/georgii-skorokhod-437881251/" text:style-name="Internet_20_link" text:visited-style-name="Visited_20_Internet_20_Link">https://www.linkedin.com/in/georgii-skorokhod-437881251/</text:a></text:p>
        </text:list-item>
        <text:list-item>
          <text:p text:style-name="P22">GitHub<text:tab/><text:tab/><text:a xlink:type="simple" xlink:href="https://github.com/gskorokhod" text:style-name="Internet_20_link" text:visited-style-name="Visited_20_Internet_20_Link">https://github.com/gskorokhod</text:a></text:p>
        </text:list-item>
      </text:list>
      <text:p text:style-name="P17"/>
      <text:p text:style-name="P17"/>
      <text:p text:style-name="P17"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 fo:break-after="column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fo:padding="0.199cm" fo:border-left="none" fo:border-right="none" fo:border-top="none" fo:border-bottom="0.65pt solid #333333" text:number-lines="false" text:line-number="0" style:join-border="true">
        <style:tab-stops/>
      </style:paragraph-properties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line-height="115%"/>
      <style:text-properties officeooo:rsid="00034536" officeooo:paragraph-rsid="00034536"/>
    </style:style>
    <style:style style:name="MT1" style:family="text">
      <style:text-properties style:font-name="DejaVu Serif" fo:font-size="12pt" style:font-size-asian="12pt" style:font-size-complex="12pt"/>
    </style:style>
    <style:style style:name="MT2" style:family="text">
      <style:text-properties style:font-name="DejaVu Serif" fo:font-size="16pt" style:font-size-asian="16pt" style:font-size-complex="16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a xlink:type="simple" xlink:href="mailto:skorokhod.g@gmail.com" text:style-name="Internet_20_link" text:visited-style-name="Visited_20_Internet_20_Link"><text:span text:style-name="MT1">skorokhod.g@gmail.com</text:span></text:a><text:span text:style-name="MT1"><text:tab/></text:span><text:span text:style-name="MT2">Georgii Skorokhod</text:span><text:span text:style-name="MT1"><text:tab/>GitHub: @gskorokhod</text:span></text:p>
        <text:p text:style-name="MP1"><text:span text:style-name="MT1">+447539497460 <text:tab/>Computer Science student (BSc)<text:tab/>Linkedin: </text:span><text:a xlink:type="simple" xlink:href="https://www.linkedin.com/in/georgii-skorokhod-437881251/" text:style-name="Internet_20_link" text:visited-style-name="Visited_20_Internet_20_Link"><text:span text:style-name="MT1">link</text:span></text:a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3:27:52.701932719</meta:creation-date>
    <dc:date>2023-03-23T01:56:52.950877455</dc:date>
    <meta:editing-duration>PT2H29M1S</meta:editing-duration>
    <meta:editing-cycles>1</meta:editing-cycles>
    <meta:document-statistic meta:table-count="1" meta:image-count="0" meta:object-count="0" meta:page-count="5" meta:paragraph-count="101" meta:word-count="609" meta:character-count="3909" meta:non-whitespace-character-count="3427"/>
    <meta:generator>LibreOffice/7.5.1.2$Linux_X86_64 LibreOffice_project/50$Build-2</meta:generator>
  </office:meta>
</office:document-meta>
</file>